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5.0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16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1.471cm" svg:x="2.829cm" svg:y="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0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2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4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7.7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.7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329cm" svg:y="1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8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1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1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14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16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20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22.0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429cm" svg:y="18.07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1.8cm" svg:x2="20cm" svg:y2="11.8cm">
          <text:p/>
        </draw:line>
        <draw:custom-shape draw:style-name="gr2" draw:text-style-name="P1" draw:layer="layout" svg:width="1.5cm" svg:height="11.471cm" svg:x="15.6cm" svg:y="0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1.471cm" svg:x="15.6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1.471cm" svg:x="2.8cm" svg:y="12.06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337cm" svg:height="1.119cm" draw:transform="rotate (1.5707963267949) translate (3.138cm 7.6cm)">
          <draw:text-box>
            <text:p text:style-name="P2"><text:span text:style-name="T1">RAM Block</text:span></text:p>
          </draw:text-box>
        </draw:frame>
        <draw:frame draw:style-name="gr4" draw:text-style-name="P2" draw:layer="layout" svg:width="4.477cm" svg:height="1.119cm" svg:x="10.123cm" svg:y="2.081cm">
          <draw:text-box>
            <text:p text:style-name="P2"><text:span text:style-name="T1">Logic Block</text:span></text:p>
          </draw:text-box>
        </draw:frame>
        <draw:line draw:style-name="gr5" draw:text-style-name="P1" draw:layer="layout" svg:x1="12.1cm" svg:y1="2.2cm" svg:x2="12.1cm" svg:y2="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</meta:initial-creator>
    <meta:creation-date>2013-09-22T20:45:53</meta:creation-date>
    <dc:date>2013-09-25T14:24:19</dc:date>
    <dc:creator>andre </dc:creator>
    <meta:editing-duration>PT3M53S</meta:editing-duration>
    <meta:editing-cycles>4</meta:editing-cycles>
    <meta:generator>LibreOffice/3.6$Linux_X86_64 LibreOffice_project/360m1$Build-2</meta:generator>
    <meta:document-statistic meta:object-count="92"/>
  </office:meta>
</office:document-meta>
</file>